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row table:style-name="ro1"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/R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atrox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Ahri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kal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list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mum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nivi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nni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Ash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Support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Azi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ar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litzcran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Brau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upport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aitly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assiopei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ho'Gat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orki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Dariu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Dia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Dr. Mund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Drave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Ekk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Elis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ge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Evelyn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Ezreal 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Fiddlestick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Fior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Fiz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ali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angplan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ar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n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raga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Grave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ecari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Heimerdinge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Ireli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Jann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Jarvan IV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Jax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Jay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Jinx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Kalis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Karm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Karthu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assadi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atari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ayl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Support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enne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Marksma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ha'Zix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Kindre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Kog'Maw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LeBlan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ssassi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Lee Si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eo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issandr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ucia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ul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alphi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Malzaha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aoka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Master Y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iss Fortun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ordekais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Morgan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Nami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Nasu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Nautilu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Nidalee</text:p>
          </table:table-cell>
          <table:table-cell table:style-name="ce2" office:value-type="string" calcext:value-type="string">
            <text:p>R/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Nocturn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Nun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upport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Ola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Oriann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Panthe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Poppy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Quinn</text:p>
          </table:table-cell>
          <table:table-cell table:style-name="ce2" office:value-type="string" calcext:value-type="string">
            <text:p>R/M</text:p>
          </table:table-cell>
          <table:table-cell table:style-name="ce2" office:value-type="string" calcext:value-type="string">
            <text:p>Marksma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Rammu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Rek'Sa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Renekt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Reng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Riv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Rumbl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Ryz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ejuan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hac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hyva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inge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i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ivi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karn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on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orak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wai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yndr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Tahm Kenc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upport/Tank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alo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ari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upport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eem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hres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ristan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Trundl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ryndamer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Twisted Fat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Twitc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Udy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Urg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Varu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Vayn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rksman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Veiga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Vel'Ko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Vikto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Vladimi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Volibe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Warwic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Wukon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Tank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Xerat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Xin Zha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Yasu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Assassin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oric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ighter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Za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ank/Fighter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Ze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ssassin/Fighter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Zigg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Zilea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upport/Mage</text:p>
          </table:table-cell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Zyr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ge/Support</text:p>
          </table:table-cell>
          <table:table-cell table:style-name="ce2" table:number-columns-repeated="5"/>
          <table:table-cell table:number-columns-repeated="17"/>
        </table:table-row>
        <table:table-row table:style-name="ro1" table:number-rows-repeated="87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8:30:48.530802376</meta:creation-date>
    <dc:date>2018-06-20T18:33:41.124683255</dc:date>
    <meta:editing-duration>PT2M53S</meta:editing-duration>
    <meta:editing-cycles>1</meta:editing-cycles>
    <meta:document-statistic meta:table-count="1" meta:cell-count="384" meta:object-count="0"/>
    <meta:generator>LibreOffice/6.0.3.2$Linux_X86_64 LibreOffice_project/00m0$Build-2</meta:generator>
  </office:meta>
</office:document-meta>
</file>